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8438in" fo:margin-left="-0.075in" fo:margin-top="0in" fo:margin-bottom="0in" table:align="left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5.1938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0.5pt solid #000001" fo:border-top="none" fo:border-bottom="0.5pt solid #000001"/>
    </style:style>
    <style:style style:name="Table1.B1" style:family="table-cell">
      <style:table-cell-properties style:vertical-align="" fo:padding-left="0.075in" fo:padding-right="0.075in" fo:padding-top="0in" fo:padding-bottom="0in" fo:border-left="0.5pt solid #000001" fo:border-right="none" fo:border-top="none" fo:border-bottom="0.5pt solid #000001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1.B2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1.3" style:family="table-row">
      <style:table-row-properties style:min-row-height="0.0972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none"/>
    </style:style>
    <style:style style:name="Table1.B3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none"/>
    </style:style>
    <style:style style:name="Table2" style:family="table">
      <style:table-properties style:width="6.8438in" fo:margin-left="-0.075in" fo:margin-top="0in" fo:margin-bottom="0in" table:align="left"/>
    </style:style>
    <style:style style:name="Table2.A" style:family="table-column">
      <style:table-column-properties style:column-width="1.6556in"/>
    </style:style>
    <style:style style:name="Table2.B" style:family="table-column">
      <style:table-column-properties style:column-width="5.18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none" fo:border-right="0.5pt solid #000001" fo:border-top="none" fo:border-bottom="0.5pt solid #000001"/>
    </style:style>
    <style:style style:name="Table2.B1" style:family="table-cell">
      <style:table-cell-properties style:vertical-align="" fo:padding-left="0.075in" fo:padding-right="0.075in" fo:padding-top="0in" fo:padding-bottom="0in" fo:border-left="0.5pt solid #000001" fo:border-right="none" fo:border-top="none" fo:border-bottom="0.5pt solid #000001"/>
    </style:style>
    <style:style style:name="Table2.A2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2.A3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none"/>
    </style:style>
    <style:style style:name="Table2.B3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none"/>
    </style:style>
    <style:style style:name="Table4" style:family="table">
      <style:table-properties style:width="6.8438in" fo:margin-top="0in" fo:margin-bottom="0in" table:align="center"/>
    </style:style>
    <style:style style:name="Table4.A" style:family="table-column">
      <style:table-column-properties style:column-width="2.0431in"/>
    </style:style>
    <style:style style:name="Table4.B" style:family="table-column">
      <style:table-column-properties style:column-width="0.3938in"/>
    </style:style>
    <style:style style:name="Table4.C" style:family="table-column">
      <style:table-column-properties style:column-width="2.0674in"/>
    </style:style>
    <style:style style:name="Table4.E" style:family="table-column">
      <style:table-column-properties style:column-width="1.9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1"/>
    </style:style>
    <style:style style:name="Table4.B1" style:family="table-cell">
      <style:table-cell-properties style:vertical-align="" fo:padding-left="0.075in" fo:padding-right="0.075in" fo:padding-top="0in" fo:padding-bottom="0in" fo:border="none"/>
    </style:style>
    <style:style style:name="Table4.A2" style:family="table-cell">
      <style:table-cell-properties style:vertical-align="" fo:padding-left="0.075in" fo:padding-right="0.075in" fo:padding-top="0in" fo:padding-bottom="0in" fo:border-left="none" fo:border-right="none" fo:border-top="0.5pt solid #000001" fo:border-bottom="none"/>
    </style:style>
    <style:style style:name="P1" style:family="paragraph" style:parent-style-name="Standard">
      <style:paragraph-properties fo:margin-left="0in" fo:margin-right="0in" fo:margin-top="0.4917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left="0in" fo:margin-right="0in" fo:margin-top="0in" fo:margin-bottom="0.4917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size="11pt" style:font-size-asian="11pt" style:font-size-complex="11pt"/>
    </style:style>
    <style:style style:name="P19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style:page-number="1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22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23" style:family="paragraph" style:parent-style-name="Standard" style:list-style-name="WWNum1">
      <style:paragraph-properties fo:margin-left="0.2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fo:font-size="11pt" style:font-size-asian="11pt" style:font-size-complex="11pt"/>
    </style:style>
    <style:style style:name="P24" style:family="paragraph" style:parent-style-name="Standard" style:list-style-name="WWNum1">
      <style:paragraph-properties fo:margin-left="0.25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fo:font-size="11pt" style:font-size-asian="11pt" style:font-size-complex="11pt"/>
    </style:style>
    <style:style style:name="P25" style:family="paragraph" style:parent-style-name="Standard">
      <style:paragraph-properties fo:margin-top="0in" fo:margin-bottom="0in" loext:contextual-spacing="false" fo:line-height="150%"/>
      <style:text-properties fo:font-size="11pt" style:font-size-asian="11pt" style:font-size-complex="11pt"/>
    </style:style>
    <style:style style:name="P26" style:family="paragraph" style:parent-style-name="Standard">
      <style:paragraph-properties fo:margin-top="0in" fo:margin-bottom="0in" loext:contextual-spacing="false" fo:line-height="115%"/>
      <style:text-properties fo:font-size="11pt" style:font-size-asian="11pt" style:font-size-complex="11pt"/>
    </style:style>
    <style:style style:name="T1" style:family="text">
      <style:text-properties fo:font-variant="normal" fo:text-transform="none" fo:color="#bfbfbf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2" style:family="text">
      <style:text-properties fo:font-variant="normal" fo:text-transform="none" fo:color="#bfbfb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T9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bfbfbf" fo:font-size="12pt" style:font-size-asian="12pt" style:font-size-complex="12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253185" style:font-size-asian="11pt" style:font-size-complex="11pt"/>
    </style:style>
    <style:style style:name="T14" style:family="text">
      <style:text-properties fo:font-size="11pt" officeooo:rsid="0026ed5b" style:font-size-asian="11pt" style:font-size-complex="11pt"/>
    </style:style>
    <style:style style:name="T15" style:family="text">
      <style:text-properties officeooo:rsid="0010db94"/>
    </style:style>
    <style:style style:name="T16" style:family="text">
      <style:text-properties officeooo:rsid="0019591f"/>
    </style:style>
    <style:style style:name="T17" style:family="text">
      <style:text-properties officeooo:rsid="001b4254"/>
    </style:style>
    <style:style style:name="T18" style:family="text">
      <style:text-properties officeooo:rsid="001cbe60"/>
    </style:style>
    <style:style style:name="T19" style:family="text">
      <style:text-properties officeooo:rsid="00204387"/>
    </style:style>
    <style:style style:name="T20" style:family="text">
      <style:text-properties officeooo:rsid="0021d80c"/>
    </style:style>
    <style:style style:name="T21" style:family="text">
      <style:text-properties officeooo:rsid="00236e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<text:line-break/>Background</text:span><text:span text:style-name="T6"><text:line-break/></text:span><text:span text:style-name="T12">Rust is a new programming language being developed by Mozilla, released in 2015 aimed at system application developers. Many of its competitors such as C++ are not memory safe and are prone to security problems such buffer overflow exploits. Rust aims to resolve these issues as a completely new language by enforcing a strict emphasis on memory safety and program correctness during compile time rather than run</text:span><text:span text:style-name="T13"> </text:span><text:span text:style-name="T14">t</text:span><text:span text:style-name="T12">ime, while maintaining competitive performance. </text:span></text:p>
      <text:p text:style-name="P20">The goal of Rust to reduce security problems while maintaining comparable performance with C++ in concurrent programs will be the primary subject of this evaluation. </text:p>
      <text:p text:style-name="P21">Goals</text:p>
      <text:list xml:id="list1503633385" text:style-name="WWNum1">
        <text:list-item>
          <text:p text:style-name="P23">Measure performance of concurrent programs </text:p>
        </text:list-item>
        <text:list-item>
          <text:p text:style-name="P23">Analysis of Rust compile error checking</text:p>
        </text:list-item>
        <text:list-item>
          <text:p text:style-name="P24">Evaluation of language usability </text:p>
        </text:list-item>
      </text:list>
      <text:p text:style-name="P14">Scope </text:p>
      <text:p text:style-name="P16">The end result of the project will be a presentation, most likely in the form of a research paper and or poster, of our findings during our evaluation of Rust. <text:s/>We will be implementing 4 program specifications twice, once in C++ and once in Rust. <text:span text:style-name="T17">This will allow for </text:span>anal<text:span text:style-name="T17">ysis of</text:span> the differences in performance, ease of use and generated assembly code <text:span text:style-name="T18">of each language</text:span>. At this time we intend to implement a <text:span text:style-name="T19">concurrent</text:span> hash table, <text:span text:style-name="T20">Jacobi temperature simulation</text:span>, <text:s/><text:span text:style-name="T20">Pi digits, </text:span>and <text:span text:style-name="T21">a [Gaussian]</text:span>. Both of us will be implementing the two programs for each specification separately and alternating between which of us will do the Rust version and the C++ version. </text:p>
      <text:p text:style-name="P7"><text:span text:style-name="T4"><text:line-break/>Key Stakeholders</text:span><text:span text:style-name="T5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6">Client/</text:span><text:span text:style-name="T12">Sponsor</text:span><text:span text:style-name="T6"> <text:s text:c="7"/></text:span></text:p>
          </table:table-cell>
          <table:table-cell table:style-name="Table1.B1" office:value-type="string">
            <text:p text:style-name="P17">Professor Philip J. Hatcher</text:p>
          </table:table-cell>
        </table:table-row>
        <table:table-row table:style-name="Table1.2">
          <table:table-cell table:style-name="Table1.A2" office:value-type="string">
            <text:p text:style-name="P4">Project manager</text:p>
          </table:table-cell>
          <table:table-cell table:style-name="Table1.B2" office:value-type="string">
            <text:p text:style-name="P17">Collette Matthias Powers</text:p>
          </table:table-cell>
        </table:table-row>
        <table:table-row table:style-name="Table1.3">
          <table:table-cell table:style-name="Table1.A3" office:value-type="string">
            <text:p text:style-name="P4">Project team members</text:p>
          </table:table-cell>
          <table:table-cell table:style-name="Table1.B3" office:value-type="string">
            <text:p text:style-name="P17">Ethan Larkham, Todd Gaunt</text:p>
          </table:table-cell>
        </table:table-row>
      </table:table>
      <text:p text:style-name="P8"><text:span text:style-name="T7"><text:line-break/></text:span><text:span text:style-name="T4">Project Milestones</text:span><text:span text:style-name="T5"> </text:span><text:span text:style-name="T6"><text:line-break/></text:span><text:span text:style-name="T12">Learn Rust Language <text:tab/><text:tab/><text:tab/><text:tab/><text:tab/><text:tab/><text:tab/><text:tab/> October 28, 2017 </text:span></text:p>
      <text:p text:style-name="P16">Complete Implementations of <text:span text:style-name="T15">Concurrent</text:span> Hash Table <text:tab/><text:tab/><text:tab/><text:tab/> November 9, 2017</text:p>
      <text:p text:style-name="P18">Complete Analysis of <text:span text:style-name="T15">Concurrent</text:span> Implementations <text:tab/><text:tab/><text:tab/><text:tab/>November 13, 2017 </text:p>
      <text:p text:style-name="P16">Complete Implementations of <text:span text:style-name="T15">Jacobi</text:span><text:tab/><text:tab/><text:tab/><text:tab/><text:tab/><text:tab/> November <text:s/>28, 2017</text:p>
      <text:p text:style-name="P25">Complete Analysis of <text:span text:style-name="T15">Jacobi</text:span> Implementations <text:tab/><text:tab/><text:tab/><text:tab/><text:tab/> December 5, 2017</text:p>
      <text:p text:style-name="P26">Complete Implementations of <text:span text:style-name="T15">Pi digits<text:tab/></text:span><text:tab/><text:tab/><text:tab/><text:tab/><text:tab/> January 30 , 2018</text:p>
      <text:p text:style-name="P25">Complete Analysis of <text:span text:style-name="T15">Pi digits </text:span>Implementations <text:tab/><text:tab/><text:tab/><text:tab/><text:tab/> February, 4 2018</text:p>
      <text:p text:style-name="P26">Complete Implementations of <text:span text:style-name="T15">Gaussian</text:span><text:tab/> <text:tab/><text:tab/><text:tab/><text:tab/><text:tab/> February <text:s/>18, 2018</text:p>
      <text:p text:style-name="P25">Complete Analysis of <text:span text:style-name="T15">Gaussian</text:span> Implementations<text:tab/> <text:tab/><text:tab/><text:tab/> <text:s text:c="2"/><text:tab/> February 22, 2018</text:p>
      <text:p text:style-name="P25">Finalize Compilation of Analysis into Research Paper<text:tab/><text:tab/><text:tab/><text:tab/> April 15, 2018 </text:p>
      <text:p text:style-name="P9"/>
      <text:p text:style-name="P7"><text:soft-page-break/><text:span text:style-name="T6"><text:line-break/></text:span><text:span text:style-name="T4">Constraints, Assumptions, Risks and Dependencie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Constraints <text:s text:c="5"/></text:p>
          </table:table-cell>
          <table:table-cell table:style-name="Table2.B1" office:value-type="string">
            <text:p text:style-name="P17">Difficulty in quantifying language usability</text:p>
          </table:table-cell>
        </table:table-row>
        <table:table-row table:style-name="Table2.1">
          <table:table-cell table:style-name="Table2.A2" office:value-type="string">
            <text:p text:style-name="P4">Assumptions</text:p>
          </table:table-cell>
          <table:table-cell table:style-name="Table2.B2" office:value-type="string">
            <text:p text:style-name="P17">Rust will be able to implement the programs the same way that C++ can</text:p>
          </table:table-cell>
        </table:table-row>
        <table:table-row table:style-name="Table2.1">
          <table:table-cell table:style-name="Table2.A3" office:value-type="string">
            <text:p text:style-name="P4">Risks and Dependencies</text:p>
          </table:table-cell>
          <table:table-cell table:style-name="Table2.B3" office:value-type="string">
            <text:p text:style-name="P17">We need to need to find tools to test and benchmark Rust with and learn it's design patterns commonly used by the community. </text:p>
          </table:table-cell>
        </table:table-row>
      </table:table>
      <text:p text:style-name="P12"/>
      <text:p text:style-name="P12"/>
      <text:p text:style-name="P12"/>
      <text:p text:style-name="P22">Approval Signatures 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6">[Name], Project Client</text:p>
          </table:table-cell>
          <table:table-cell table:style-name="Table4.B1" office:value-type="string">
            <text:p text:style-name="P6"/>
          </table:table-cell>
          <table:table-cell table:style-name="Table4.A2" office:value-type="string">
            <text:p text:style-name="P6">[Name], Project Sponsor</text:p>
          </table:table-cell>
          <table:table-cell table:style-name="Table4.B1" office:value-type="string">
            <text:p text:style-name="P6"/>
          </table:table-cell>
          <table:table-cell table:style-name="Table4.A2" office:value-type="string">
            <text:p text:style-name="P6">[Name], Project Manager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language="en" fo:country="US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0pt" fo:language="en" fo:country="US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position="0% 100%" fo:font-size="11pt" fo:font-weight="normal" style:font-name-asian="Noto Sans Symbols1" style:font-family-asian="'Noto Sans Symbols'" style:font-family-generic-asian="system" style:font-pitch-asian="variable" style:font-size-asian="11pt" style:font-name-complex="Noto Sans Symbols1" style:font-family-complex="'Noto Sans Symbols'" style:font-family-generic-complex="system" style:font-pitch-complex="variable" style:font-size-complex="11pt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3" style:family="table">
      <style:table-properties style:width="6.8438in" fo:margin-left="-0.075in" fo:margin-top="0in" fo:margin-bottom="0in" table:align="left"/>
    </style:style>
    <style:style style:name="Table3.A" style:family="table-column">
      <style:table-column-properties style:column-width="5.7847in"/>
    </style:style>
    <style:style style:name="Table3.B" style:family="table-column">
      <style:table-column-properties style:column-width="1.0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.4917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Standard">
      <style:paragraph-properties fo:margin-left="0in" fo:margin-right="0in" fo:margin-top="0in" fo:margin-bottom="0.4917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T1" style:family="text">
      <style:text-properties fo:font-variant="normal" fo:text-transform="none" fo:color="#bfbfbf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MT4" style:family="text">
      <style:text-properties fo:font-variant="normal" fo:text-transform="none" fo:color="#bfbfb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5" style:family="text">
      <style:text-properties fo:color="#bfbfbf" fo:font-size="12pt" style:font-size-asian="12pt" style:font-size-complex="12pt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MT7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5902in" style:writing-mode="lr-tb" style:layout-grid-color="#c0c0c0" style:layout-grid-lines="28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text:span text:style-name="MT1">Project Charter: <text:s/></text:span><text:span text:style-name="MT2">Evaluating Rust</text:span><text:span text:style-name="MT3"> <text:s text:c="2"/></text:span></text:p>
            </table:table-cell>
            <table:table-cell table:style-name="Table3.A1" office:value-type="string">
              <text:p text:style-name="MP3"><text:span text:style-name="MT4">1</text:span><text:span text:style-name="MT5">0.05.2017</text:span></text:p>
            </table:table-cell>
          </table:table-row>
        </table:table>
        <text:p text:style-name="MP4"/>
      </style:header>
      <style:footer>
        <text:p text:style-name="MP5"><text:span text:style-name="MT6">The Project Charter Form is created for you by the simple project management tool </text:span><text:a xlink:type="simple" xlink:href="http://www.casual.pm/" text:style-name="Internet_20_link" text:visited-style-name="Visited_20_Internet_20_Link"><text:span text:style-name="MT7">www.casual.pm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6cd4f1ef626f15116896b1d8e1398b56da0d0ee1</meta:generator>
    <dc:date>2017-10-13T15:23:25.860790467</dc:date>
    <meta:editing-duration>PT38M14S</meta:editing-duration>
    <meta:editing-cycles>13</meta:editing-cycles>
    <meta:document-statistic meta:table-count="4" meta:image-count="0" meta:object-count="0" meta:page-count="2" meta:paragraph-count="39" meta:word-count="415" meta:character-count="2813" meta:non-whitespace-character-count="2337"/>
  </office:meta>
</office:document-meta>
</file>